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95110380935704" calcext:value-type="float">
            <text:p>0.395110380935704</text:p>
          </table:table-cell>
          <table:table-cell table:style-name="ce1" office:value-type="float" office:value="0.767487311295734" calcext:value-type="float">
            <text:p>0.767487311295734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84412029993546" calcext:value-type="float">
            <text:p>0.284412029993546</text:p>
          </table:table-cell>
          <table:table-cell office:value-type="float" office:value="0.351556515154419" calcext:value-type="float">
            <text:p>0.351556515154419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10953628502832" calcext:value-type="float">
            <text:p>0.410953628502832</text:p>
          </table:table-cell>
          <table:table-cell office:value-type="float" office:value="0.47404316690893" calcext:value-type="float">
            <text:p>0.47404316690893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448244484347924" calcext:value-type="float">
            <text:p>0.448244484347924</text:p>
          </table:table-cell>
          <table:table-cell office:value-type="float" office:value="0.679266174693236" calcext:value-type="float">
            <text:p>0.679266174693236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15670620194947" calcext:value-type="float">
            <text:p>0.215670620194947</text:p>
          </table:table-cell>
          <table:table-cell office:value-type="float" office:value="0.302359753563021" calcext:value-type="float">
            <text:p>0.302359753563021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268038273633773" calcext:value-type="float">
            <text:p>0.268038273633773</text:p>
          </table:table-cell>
          <table:table-cell office:value-type="float" office:value="0.765944132712185" calcext:value-type="float">
            <text:p>0.765944132712185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formula="of:=MAX([.F2:.F7])" office:value-type="float" office:value="0.448244484347924" calcext:value-type="float">
            <text:p>0.448244484347924</text:p>
          </table:table-cell>
          <table:table-cell table:formula="of:=MAX([.G2:.G7])" office:value-type="float" office:value="0.767487311295734" calcext:value-type="float">
            <text:p>0.76748731129573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7T10:33:04.572018423</dc:date>
    <meta:editing-duration>PT58S</meta:editing-duration>
    <meta:editing-cycles>1</meta:editing-cycles>
    <meta:document-statistic meta:table-count="1" meta:cell-count="71" meta:object-count="0"/>
    <meta:generator>LibreOffice/6.0.7.3$Linux_X86_64 LibreOffice_project/00m0$Build-3</meta:generator>
  </office:meta>
</office:document-meta>
</file>